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Already had assignments with CSX Technologies worth $600K</text:p>
      <text:p text:style-name="Standard">- Discussion going on with CSX Technologies for 34 other use cases as phase-3 worth of 3000K$</text:p>
      <text:p text:style-name="Standard">- Discussion going with CSX Technologies for rail infrastructure monitoring</text:p>
      <text:p text:style-name="Standard"/>
      <text:p text:style-name="Standard">The current project holding 10% of the overall revenue of the rail segment business. Once able to sign in with Phase-3 project, the overall revenue share will increase to 50%.</text:p>
      <text:p text:style-name="Standard"/>
      <text:p text:style-name="Standard">This innovative e project involves the technologies like Artificial Intelligence and computer vision. Projected this track inspection to Alstom, a French multinational rolling stock manufacturer which operates worldwide in rail transport markets. Able to gather their requirements on similar kind. And got a project on in car passenger monitoring and o discussions <text:s/>for other cases are going on. </text:p>
      <text:p text:style-name="Standard"/>
      <text:p text:style-name="Standard">Overall target is to achieve five more similar customers in Rail business and already had assignments with Alstom. </text:p>
      <text:p text:style-name="Standard"/>
      <text:p text:style-name="Standard">The use cases addressed in this innovative project are kind of challenging image preprocessing detection and measurement problems. The overall success and performance ( greater than 90% accuracy) of the solution bring a lot of confidence to CSX Technologies to migrate other inspection use cases and challenging infrastructure <text:s/>monitoring use cases to digital solutions. CSX Technologies manages 21000 miles of railroad and more than 4000 feet of locomotives. <text:s/>The average inspection cost per kilometer of railroad includes <text:s/>millions of dollar per year. So, adapting to digital, non obstructive inspection systems that can operate automatically, will help to reduce 80% of overall cost in the long run.</text:p>
      <text:p text:style-name="Standard"/>
      <text:p text:style-name="Standard">The project phase-3 of CSX technologies worth $6000K is expected on 2023-2024. Similar revenue can be expected from other geographic regions as well</text:p>
      <text:p text:style-name="Standard"/>
      <text:p text:style-name="Standard">Already submitted the detailed budgetary proposal to customer and multiple discussions happened . Gathered the requirements from customer and started the feasibility as well. Currently we could not see any risk in achieving the KPI.</text:p>
      <text:p text:style-name="Standard"/>
      <text:p text:style-name="Standard">The overall target is to achieve five more new customers in digital rail business. Already having assignments with Alstom. Planning to project the RailSpect to multiple similar customers across the globe. Planning to submit a collaborative proposition to Indian Railway as well.</text:p>
      <text:p text:style-name="Standard"/>
      <text:p text:style-name="Standard">The end to end framework is scalable enough to handle the data diversity and infrastructure changes. Hence didn't see any risk in porting the same to multiple custom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23:52.492747110</meta:creation-date>
    <dc:date>2023-03-13T23:34:30.417020282</dc:date>
    <meta:editing-duration>PT26M</meta:editing-duration>
    <meta:editing-cycles>3</meta:editing-cycles>
    <meta:generator>LibreOffice/6.4.7.2$Linux_X86_64 LibreOffice_project/40$Build-2</meta:generator>
    <meta:document-statistic meta:table-count="0" meta:image-count="0" meta:object-count="0" meta:page-count="1" meta:paragraph-count="11" meta:word-count="376" meta:character-count="2442" meta:non-whitespace-character-count="2071"/>
  </office:meta>
</office:document-meta>
</file>